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4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5cm" fo:min-width="4.5cm" loext:decorative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5cm" fo:min-width="5.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svg:stroke-width="0.106cm" draw:marker-start-width="0.358cm" draw:marker-end-width="0.358cm" draw:fill="solid" draw:fill-color="#ffffff" draw:textarea-horizontal-align="left" draw:textarea-vertical-align="middle" draw:auto-grow-height="false" fo:min-height="1.5cm" fo:min-width="19.5cm" fo:padding-top="0.177cm" fo:padding-bottom="0.177cm" fo:padding-left="0.302cm" fo:padding-right="0.30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cm" fo:min-width="3.7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3.75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0.75cm" loext:decorative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063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  <style:text-properties style:font-name="Ink Free" fo:font-size="21pt" style:font-size-asian="21pt" style:font-size-complex="21pt"/>
    </style:style>
    <style:style style:name="P5" style:family="paragraph">
      <loext:graphic-properties draw:fill="none" draw:fill-color="#ffffff"/>
      <style:paragraph-properties fo:text-align="center"/>
      <style:text-properties style:font-name="Ink Free" fo:font-size="21pt" style:font-size-asian="21pt" style:font-size-complex="21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29fcf" loext:opacity="100%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729fcf" loext:opacity="100%" fo:font-size="54pt" style:font-size-asian="54pt" style:font-size-complex="54pt"/>
    </style:style>
    <style:style style:name="P10" style:family="paragraph">
      <loext:graphic-properties draw:fill="none" draw:fill-color="#ffffff"/>
      <style:paragraph-properties fo:text-align="center"/>
      <style:text-properties fo:color="#729fcf" loext:opacity="100%" fo:font-size="48pt" style:font-size-asian="48pt" style:font-size-complex="48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fo:font-size="40pt" style:font-size-asian="40pt" style:font-size-complex="4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Ink Free" fo:font-size="21pt" style:font-size-asian="21pt" style:font-size-complex="21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29fcf" loext:opacity="100%" fo:font-size="28pt" style:font-size-asian="28pt" style:font-size-complex="28pt"/>
    </style:style>
    <style:style style:name="T5" style:family="text">
      <style:text-properties fo:color="#729fcf" loext:opacity="100%" fo:font-size="54pt" style:font-size-asian="54pt" style:font-size-complex="54pt"/>
    </style:style>
    <style:style style:name="T6" style:family="text">
      <style:text-properties fo:color="#729fcf" loext:opacity="100%" fo:font-size="48pt" style:font-size-asian="48pt" style:font-size-complex="4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2.25cm" svg:x2="21cm" svg:y2="2.25cm">
          <text:p/>
        </draw:line>
        <draw:frame draw:style-name="gr2" draw:text-style-name="P2" draw:layer="layout" svg:width="6cm" svg:height="1.673cm" svg:x="0.25cm" svg:y="0.25cm">
          <draw:text-box>
            <text:p><text:span text:style-name="T1">Heracles</text:span></text:p>
          </draw:text-box>
        </draw:frame>
        <draw:custom-shape draw:style-name="gr3" draw:text-style-name="P3" draw:layer="layout" svg:width="1.25cm" svg:height="1.25cm" svg:x="15.2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5cm" svg:height="1.25cm" svg:x="17.2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5cm" svg:height="1.25cm" svg:x="19.2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1cm" svg:height="2.25cm" svg:x="0cm" svg:y="5.75cm">
          <draw:text-box>
            <text:p text:style-name="P4"><text:span text:style-name="T2">« Ce fils de Zeus, armé du glaive destructeur et secondé du vaillant Iolaos, immola cette hydre, d'après les conseils de la belliqueuse Athéna «  - Hésiode</text:span></text:p>
          </draw:text-box>
        </draw:frame>
        <draw:line draw:style-name="gr5" draw:text-style-name="P1" draw:layer="layout" svg:x1="0cm" svg:y1="5cm" svg:x2="20.75cm" svg:y2="5cm">
          <text:p/>
        </draw:line>
        <draw:custom-shape draw:style-name="gr6" draw:text-style-name="P3" draw:layer="layout" svg:width="5cm" svg:height="2.75cm" svg:x="0cm" svg:y="2.2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cm" svg:height="2.75cm" svg:x="0cm" svg:y="2.25cm">
          <draw:text-box>
            <text:p><text:span text:style-name="T3">Basic</text:span></text:p>
          </draw:text-box>
        </draw:frame>
        <draw:custom-shape draw:style-name="gr8" draw:text-style-name="P7" draw:layer="layout" svg:width="5cm" svg:height="2.75cm" svg:x="5cm" svg:y="2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cm" svg:height="2.75cm" svg:x="10cm" svg:y="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cm" svg:height="2.75cm" svg:x="15cm" svg:y="2.2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cm" svg:height="2.75cm" svg:x="5cm" svg:y="2.25cm">
          <draw:text-box>
            <text:p text:style-name="P3"><text:span text:style-name="T4">Advanced</text:span></text:p>
          </draw:text-box>
        </draw:frame>
        <draw:frame draw:style-name="gr10" draw:text-style-name="P9" draw:layer="layout" svg:width="5cm" svg:height="2.75cm" svg:x="10cm" svg:y="2.25cm">
          <draw:text-box>
            <text:p text:style-name="P3"><text:span text:style-name="T5">Help</text:span></text:p>
          </draw:text-box>
        </draw:frame>
        <draw:frame draw:style-name="gr10" draw:text-style-name="P10" draw:layer="layout" svg:width="6cm" svg:height="2.75cm" svg:x="15cm" svg:y="2.25cm">
          <draw:text-box>
            <text:p text:style-name="P3"><text:span text:style-name="T6">Output</text:span></text:p>
          </draw:text-box>
        </draw:frame>
        <draw:frame draw:style-name="gr11" draw:text-style-name="P11" draw:layer="layout" svg:width="16.5cm" svg:height="0.962cm" svg:x="0cm" svg:y="28.7cm">
          <draw:text-box>
            <text:p>Based on hydra version : ...</text:p>
          </draw:text-box>
        </draw:frame>
        <draw:custom-shape draw:style-name="gr12" draw:text-style-name="P13" draw:layer="layout" svg:width="20cm" svg:height="1.75cm" svg:x="0.5cm" svg:y="10.25cm">
          <text:p text:style-name="P12"><text:span text:style-name="T3">0.0.0.0 (placeholder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5cm" svg:height="0.962cm" svg:x="0.75cm" svg:y="9.038cm">
          <draw:text-box>
            <text:p>Adresse IP cible :</text:p>
          </draw:text-box>
        </draw:frame>
        <draw:frame draw:style-name="gr13" draw:text-style-name="P15" draw:layer="layout" svg:width="3.25cm" svg:height="2cm" svg:x="0.5cm" svg:y="13.75cm">
          <draw:text-box>
            <text:p text:style-name="P14"><text:span text:style-name="T7">Port :</text:span></text:p>
          </draw:text-box>
        </draw:frame>
        <draw:custom-shape draw:style-name="gr14" draw:text-style-name="P3" draw:layer="layout" svg:width="4.25cm" svg:height="1.75cm" svg:x="4.25cm" svg:y="13.7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5.75cm" svg:height="2cm" svg:x="9.75cm" svg:y="13.75cm">
          <draw:text-box>
            <text:p text:style-name="P16"><text:span text:style-name="T8">Protocole :</text:span></text:p>
          </draw:text-box>
        </draw:frame>
        <draw:custom-shape draw:style-name="gr15" draw:text-style-name="P3" draw:layer="layout" svg:width="4.25cm" svg:height="2cm" svg:x="15.25cm" svg:y="1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5cm" svg:height="2cm" svg:x="19.5cm" svg:y="1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75cm" svg:height="1.5cm" svg:x="19.751cm" svg:y="13.7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9T11:02:14.064013800</meta:creation-date>
    <dc:date>2025-05-02T14:41:43.546415100</dc:date>
    <meta:editing-duration>PT23M49S</meta:editing-duration>
    <meta:editing-cycles>3</meta:editing-cycles>
    <meta:generator>LibreOffice/25.2.2.2$Windows_X86_64 LibreOffice_project/7370d4be9e3cf6031a51beef54ff3bda878e3fac</meta:generator>
    <meta:document-statistic meta:object-count="24"/>
  </office:meta>
</office:document-meta>
</file>